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Courier New" style:font-name-asian="Courier New" style:font-name-complex="Courier New"/>
    </style:style>
    <style:style style:name="T4_2" style:family="text"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urier New" style:font-name-asian="Courier New" style:font-name-complex="Courier New"/>
    </style:style>
    <style:style style:name="T8_2" style:family="text">
      <style:text-properties style:font-name="Courier New" style:font-name-asian="Courier New" style:font-name-complex="Courier New"/>
    </style:style>
    <style:style style:name="T8_3" style:family="text">
      <style:text-properties style:font-name="Courier New" style:font-name-asian="Courier New" style:font-name-complex="Courier New"/>
    </style:style>
    <style:style style:name="T8_4" style:family="text">
      <style:text-properties style:font-name="Courier New" style:font-name-asian="Courier New" style:font-name-complex="Courier New"/>
    </style:style>
    <style:style style:name="T8_5" style:family="text">
      <style:text-properties style:font-name="Courier New" style:font-name-asian="Courier New" style:font-name-complex="Courier New"/>
    </style:style>
    <style:style style:name="T8_6" style:family="text">
      <style:text-properties style:font-name="Courier New" style:font-name-asian="Courier New" style:font-name-complex="Courier New"/>
    </style:style>
    <style:style style:name="T8_7" style:family="text">
      <style:text-properties style:font-name="Courier New" style:font-name-asian="Courier New" style:font-name-complex="Courier New"/>
    </style:style>
    <style:style style:name="T8_8" style:family="text">
      <style:text-properties style:font-name="Courier New" style:font-name-asian="Courier New" style:font-name-complex="Courier New"/>
    </style:style>
    <style:style style:name="T8_9" style:family="text">
      <style:text-properties style:font-name="Courier New" style:font-name-asian="Courier New" style:font-name-complex="Courier New"/>
    </style:style>
    <style:style style:name="T8_10" style:family="text">
      <style:text-properties style:font-name="Courier New" style:font-name-asian="Courier New" style:font-name-complex="Courier New"/>
    </style:style>
    <style:style style:name="T8_11" style:family="text">
      <style:text-properties style:font-name="Courier New" style:font-name-asian="Courier New" style:font-name-complex="Courier New"/>
    </style:style>
    <style:style style:name="T8_12" style:family="text">
      <style:text-properties style:font-name="Courier New" style:font-name-asian="Courier New" style:font-name-complex="Courier New"/>
    </style:style>
    <style:style style:name="T8_13" style:family="text">
      <style:text-properties style:font-name="Courier New" style:font-name-asian="Courier New" style:font-name-complex="Courier New"/>
    </style:style>
    <style:style style:name="T8_14" style:family="text">
      <style:text-properties style:font-name="Courier New" style:font-name-asian="Courier New" style:font-name-complex="Courier New"/>
    </style:style>
    <style:style style:name="T8_15" style:family="text">
      <style:text-properties style:font-name="Courier New" style:font-name-asian="Courier New" style:font-name-complex="Courier New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style:font-name-asian="Courier New" style:font-name-complex="Courier New"/>
    </style:style>
    <style:style style:name="T12_2" style:family="text">
      <style:text-properties style:font-name="Courier New" style:font-name-asian="Courier New" style:font-name-complex="Courier New"/>
    </style:style>
    <style:style style:name="T12_3" style:family="text">
      <style:text-properties style:font-name="Courier New" style:font-name-asian="Courier New" style:font-name-complex="Courier New"/>
    </style:style>
    <style:style style:name="T12_4" style:family="text">
      <style:text-properties style:font-name="Courier New" style:font-name-asian="Courier New" style:font-name-complex="Courier New"/>
    </style:style>
    <style:style style:name="T12_5" style:family="text">
      <style:text-properties style:font-name="Courier New" style:font-name-asian="Courier New" style:font-name-complex="Courier New"/>
    </style:style>
    <style:style style:name="T12_6" style:family="text">
      <style:text-properties style:font-name="Courier New" style:font-name-asian="Courier New" style:font-name-complex="Courier New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T16_6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urier New" style:font-name-asian="Courier New" style:font-name-complex="Courier New"/>
    </style:style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T20_8" style:family="text">
      <style:text-properties style:font-name="Courier New" style:font-name-asian="Courier New" style:font-name-complex="Courier New"/>
    </style:style>
    <style:style style:name="T20_9" style:family="text">
      <style:text-properties style:font-name="Courier New" style:font-name-asian="Courier New" style:font-name-complex="Courier New"/>
    </style:style>
    <style:style style:name="T20_10" style:family="text">
      <style:text-properties style:font-name="Courier New" style:font-name-asian="Courier New" style:font-name-complex="Courier New"/>
    </style:style>
    <style:style style:name="T20_11" style:family="text">
      <style:text-properties style:font-name="Courier New" style:font-name-asian="Courier New" style:font-name-complex="Courier New"/>
    </style:style>
    <style:style style:name="T20_12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T22_5" style:family="text">
      <style:text-properties style:font-name="Courier New" style:font-name-asian="Courier New" style:font-name-complex="Courier New"/>
    </style:style>
    <style:style style:name="T22_6" style:family="text">
      <style:text-properties style:font-name="Courier New" style:font-name-asian="Courier New" style:font-name-complex="Courier New"/>
    </style:style>
    <style:style style:name="T22_7" style:family="text">
      <style:text-properties style:font-name="Courier New" style:font-name-asian="Courier New" style:font-name-complex="Courier New"/>
    </style:style>
    <style:style style:name="T22_8" style:family="text">
      <style:text-properties style:font-name="Courier New" style:font-name-asian="Courier New" style:font-name-complex="Courier New"/>
    </style:style>
    <style:style style:name="T22_9" style:family="text">
      <style:text-properties style:font-name="Courier New" style:font-name-asian="Courier New" style:font-name-complex="Courier New"/>
    </style:style>
    <style:style style:name="T22_10" style:family="text">
      <style:text-properties style:font-name="Courier New" style:font-name-asian="Courier New" style:font-name-complex="Courier New"/>
    </style:style>
    <style:style style:name="T22_11" style:family="text">
      <style:text-properties style:font-name="Courier New" style:font-name-asian="Courier New" style:font-name-complex="Courier New"/>
    </style:style>
    <style:style style:name="T22_12" style:family="text">
      <style:text-properties style:font-name="Courier New" style:font-name-asian="Courier New" style:font-name-complex="Courier New"/>
    </style:style>
    <style:style style:name="T22_13" style:family="text">
      <style:text-properties style:font-name="Courier New" style:font-name-asian="Courier New" style:font-name-complex="Courier New"/>
    </style:style>
    <style:style style:name="T22_14" style:family="text">
      <style:text-properties style:font-name="Courier New" style:font-name-asian="Courier New" style:font-name-complex="Courier New"/>
    </style:style>
    <style:style style:name="T22_15" style:family="text">
      <style:text-properties style:font-name="Courier New" style:font-name-asian="Courier New" style:font-name-complex="Courier New"/>
    </style:style>
    <style:style style:name="T22_16" style:family="text">
      <style:text-properties style:font-name="Courier New" style:font-name-asian="Courier New" style:font-name-complex="Courier New"/>
    </style:style>
    <style:style style:name="T22_17" style:family="text">
      <style:text-properties style:font-name="Courier New" style:font-name-asian="Courier New" style:font-name-complex="Courier New"/>
    </style:style>
    <style:style style:name="T22_18" style:family="text">
      <style:text-properties style:font-name="Courier New" style:font-name-asian="Courier New" style:font-name-complex="Courier New"/>
    </style:style>
    <style:style style:name="T22_19" style:family="text">
      <style:text-properties style:font-name="Courier New" style:font-name-asian="Courier New" style:font-name-complex="Courier New"/>
    </style:style>
    <style:style style:name="T22_20" style:family="text">
      <style:text-properties style:font-name="Courier New" style:font-name-asian="Courier New" style:font-name-complex="Courier New"/>
    </style:style>
    <style:style style:name="T22_21" style:family="text">
      <style:text-properties style:font-name="Courier New" style:font-name-asian="Courier New" style:font-name-complex="Courier New"/>
    </style:style>
    <style:style style:name="T22_22" style:family="text">
      <style:text-properties style:font-name="Courier New" style:font-name-asian="Courier New" style:font-name-complex="Courier New"/>
    </style:style>
    <style:style style:name="T22_23" style:family="text">
      <style:text-properties style:font-name="Courier New" style:font-name-asian="Courier New" style:font-name-complex="Courier New"/>
    </style:style>
    <style:style style:name="T22_24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Courier New" style:font-name-asian="Courier New" style:font-name-complex="Courier New"/>
    </style:style>
    <style:style style:name="T24_2" style:family="text">
      <style:text-properties style:font-name="Courier New" style:font-name-asian="Courier New" style:font-name-complex="Courier New"/>
    </style:style>
    <style:style style:name="T24_3" style:family="text">
      <style:text-properties style:font-name="Courier New" style:font-name-asian="Courier New" style:font-name-complex="Courier New"/>
    </style:style>
    <style:style style:name="T24_4" style:family="text">
      <style:text-properties style:font-name="Courier New" style:font-name-asian="Courier New" style:font-name-complex="Courier New"/>
    </style:style>
    <style:style style:name="T24_5" style:family="text"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T28_2" style:family="text">
      <style:text-properties style:font-name="Courier New" style:font-name-asian="Courier New" style:font-name-complex="Courier New"/>
    </style:style>
    <style:style style:name="T28_3" style:family="text">
      <style:text-properties style:font-name="Courier New" style:font-name-asian="Courier New" style:font-name-complex="Courier New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T28_13" style:family="text">
      <style:text-properties style:font-name="Courier New" style:font-name-asian="Courier New" style:font-name-complex="Courier New"/>
    </style:style>
    <style:style style:name="T28_14" style:family="text">
      <style:text-properties style:font-name="Courier New" style:font-name-asian="Courier New" style:font-name-complex="Courier New"/>
    </style:style>
    <style:style style:name="T28_15" style:family="text">
      <style:text-properties style:font-name="Courier New" style:font-name-asian="Courier New" style:font-name-complex="Courier New"/>
    </style:style>
    <style:style style:name="T28_16" style:family="text">
      <style:text-properties style:font-name="Courier New" style:font-name-asian="Courier New" style:font-name-complex="Courier New"/>
    </style:style>
    <style:style style:name="T28_17" style:family="text">
      <style:text-properties style:font-name="Courier New" style:font-name-asian="Courier New" style:font-name-complex="Courier New"/>
    </style:style>
    <style:style style:name="T28_18" style:family="text">
      <style:text-properties style:font-name="Courier New" style:font-name-asian="Courier New" style:font-name-complex="Courier New"/>
    </style:style>
    <style:style style:name="T28_19" style:family="text">
      <style:text-properties style:font-name="Courier New" style:font-name-asian="Courier New" style:font-name-complex="Courier New"/>
    </style:style>
    <style:style style:name="T28_20" style:family="text">
      <style:text-properties style:font-name="Courier New" style:font-name-asian="Courier New" style:font-name-complex="Courier New"/>
    </style:style>
    <style:style style:name="T28_21" style:family="text">
      <style:text-properties style:font-name="Courier New" style:font-name-asian="Courier New" style:font-name-complex="Courier New"/>
    </style:style>
    <style:style style:name="T28_22" style:family="text">
      <style:text-properties style:font-name="Courier New" style:font-name-asian="Courier New" style:font-name-complex="Courier New"/>
    </style:style>
    <style:style style:name="T28_23" style:family="text">
      <style:text-properties style:font-name="Courier New" style:font-name-asian="Courier New" style:font-name-complex="Courier New"/>
    </style:style>
    <style:style style:name="T28_24" style:family="text">
      <style:text-properties style:font-name="Courier New" style:font-name-asian="Courier New" style:font-name-complex="Courier New"/>
    </style:style>
    <style:style style:name="T28_25" style:family="text">
      <style:text-properties style:font-name="Courier New" style:font-name-asian="Courier New" style:font-name-complex="Courier New"/>
    </style:style>
    <style:style style:name="T28_26" style:family="text">
      <style:text-properties style:font-name="Courier New" style:font-name-asian="Courier New" style:font-name-complex="Courier New"/>
    </style:style>
    <style:style style:name="T28_27" style:family="text">
      <style:text-properties style:font-name="Courier New" style:font-name-asian="Courier New" style:font-name-complex="Courier New"/>
    </style:style>
    <style:style style:name="T28_28" style:family="text">
      <style:text-properties style:font-name="Courier New" style:font-name-asian="Courier New" style:font-name-complex="Courier New"/>
    </style:style>
    <style:style style:name="T28_29" style:family="text">
      <style:text-properties style:font-name="Courier New" style:font-name-asian="Courier New" style:font-name-complex="Courier New"/>
    </style:style>
    <style:style style:name="T28_30" style:family="text">
      <style:text-properties style:font-name="Courier New" style:font-name-asian="Courier New" style:font-name-complex="Courier New"/>
    </style:style>
    <style:style style:name="T28_31" style:family="text">
      <style:text-properties style:font-name="Courier New" style:font-name-asian="Courier New" style:font-name-complex="Courier New"/>
    </style:style>
    <style:style style:name="T28_32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ourier New" style:font-name-asian="Courier New" style:font-name-complex="Courier New"/>
    </style:style>
    <style:style style:name="T32_2" style:family="text">
      <style:text-properties style:font-name="Courier New" style:font-name-asian="Courier New" style:font-name-complex="Courier New"/>
    </style:style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T32_7" style:family="text">
      <style:text-properties style:font-name="Courier New" style:font-name-asian="Courier New" style:font-name-complex="Courier New"/>
    </style:style>
    <style:style style:name="T32_8" style:family="text">
      <style:text-properties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>
      <style:text-properties style:font-name="Courier New" style:font-name-asian="Courier New" style:font-name-complex="Courier New"/>
    </style:style>
    <style:style style:name="T35_3" style:family="text">
      <style:text-properties style:font-name="Courier New" style:font-name-asian="Courier New" style:font-name-complex="Courier New"/>
    </style:style>
    <style:style style:name="T35_4" style:family="text">
      <style:text-properties style:font-name="Courier New" style:font-name-asian="Courier New" style:font-name-complex="Courier New"/>
    </style:style>
    <style:style style:name="T35_5" style:family="text">
      <style:text-properties style:font-name="Courier New" style:font-name-asian="Courier New" style:font-name-complex="Courier New"/>
    </style:style>
    <style:style style:name="T35_6" style:family="text">
      <style:text-properties style:font-name="Courier New" style:font-name-asian="Courier New" style:font-name-complex="Courier New"/>
    </style:style>
    <style:style style:name="T35_7" style:family="text">
      <style:text-properties style:font-name="Courier New" style:font-name-asian="Courier New" style:font-name-complex="Courier New"/>
    </style:style>
    <style:style style:name="T35_8" style:family="text">
      <style:text-properties style:font-name="Courier New" style:font-name-asian="Courier New" style:font-name-complex="Courier New"/>
    </style:style>
    <style:style style:name="T35_9" style:family="text">
      <style:text-properties style:font-name="Courier New" style:font-name-asian="Courier New" style:font-name-complex="Courier New"/>
    </style:style>
    <style:style style:name="T35_10" style:family="text">
      <style:text-properties style:font-name="Courier New" style:font-name-asian="Courier New" style:font-name-complex="Courier New"/>
    </style:style>
    <style:style style:name="T35_11" style:family="text">
      <style:text-properties style:font-name="Courier New" style:font-name-asian="Courier New" style:font-name-complex="Courier New"/>
    </style:style>
    <style:style style:name="T35_12" style:family="text">
      <style:text-properties style:font-name="Courier New" style:font-name-asian="Courier New" style:font-name-complex="Courier New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Courier New" style:font-name-asian="Courier New" style:font-name-complex="Courier New"/>
    </style:style>
    <style:style style:name="T38_2" style:family="text">
      <style:text-properties style:font-name="Courier New" style:font-name-asian="Courier New" style:font-name-complex="Courier New"/>
    </style:style>
    <style:style style:name="T38_3" style:family="text"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T42_5" style:family="text">
      <style:text-properties style:font-name="Courier New" style:font-name-asian="Courier New" style:font-name-complex="Courier New"/>
    </style:style>
    <style:style style:name="T42_6" style:family="text">
      <style:text-properties style:font-name="Courier New" style:font-name-asian="Courier New" style:font-name-complex="Courier New"/>
    </style:style>
    <style:style style:name="T42_7" style:family="text">
      <style:text-properties style:font-name="Courier New" style:font-name-asian="Courier New" style:font-name-complex="Courier New"/>
    </style:style>
    <style:style style:name="T42_8" style:family="text">
      <style:text-properties style:font-name="Courier New" style:font-name-asian="Courier New" style:font-name-complex="Courier New"/>
    </style:style>
    <style:style style:name="T42_9" style:family="text">
      <style:text-properties style:font-name="Courier New" style:font-name-asian="Courier New" style:font-name-complex="Courier New"/>
    </style:style>
    <style:style style:name="T42_10" style:family="text">
      <style:text-properties style:font-name="Courier New" style:font-name-asian="Courier New" style:font-name-complex="Courier New"/>
    </style:style>
    <style:style style:name="T42_11" style:family="text">
      <style:text-properties style:font-name="Courier New" style:font-name-asian="Courier New" style:font-name-complex="Courier New"/>
    </style:style>
    <style:style style:name="T42_12" style:family="text">
      <style:text-properties style:font-name="Courier New" style:font-name-asian="Courier New" style:font-name-complex="Courier New"/>
    </style:style>
    <style:style style:name="T42_13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style:font-name-asian="Courier New" style:font-name-complex="Courier New"/>
    </style:style>
    <style:style style:name="T44_2" style:family="text">
      <style:text-properties style:font-name="Courier New" style:font-name-asian="Courier New" style:font-name-complex="Courier New"/>
    </style:style>
    <style:style style:name="T44_3" style:family="text">
      <style:text-properties style:font-name="Courier New" style:font-name-asian="Courier New" style:font-name-complex="Courier New"/>
    </style:style>
    <style:style style:name="T44_4" style:family="text">
      <style:text-properties style:font-name="Courier New" style:font-name-asian="Courier New" style:font-name-complex="Courier New"/>
    </style:style>
    <style:style style:name="T44_5" style:family="text">
      <style:text-properties style:font-name="Courier New" style:font-name-asian="Courier New" style:font-name-complex="Courier New"/>
    </style:style>
    <style:style style:name="T44_6" style:family="text">
      <style:text-properties style:font-name="Courier New" style:font-name-asian="Courier New" style:font-name-complex="Courier New"/>
    </style:style>
    <style:style style:name="T44_7" style:family="text">
      <style:text-properties style:font-name="Courier New" style:font-name-asian="Courier New" style:font-name-complex="Courier New"/>
    </style:style>
    <style:style style:name="T44_8" style:family="text">
      <style:text-properties style:font-name="Courier New" style:font-name-asian="Courier New" style:font-name-complex="Courier New"/>
    </style:style>
    <style:style style:name="T44_9" style:family="text">
      <style:text-properties style:font-name="Courier New" style:font-name-asian="Courier New" style:font-name-complex="Courier New"/>
    </style:style>
    <style:style style:name="T44_10" style:family="text">
      <style:text-properties style:font-name="Courier New" style:font-name-asian="Courier New" style:font-name-complex="Courier New"/>
    </style:style>
    <style:style style:name="T44_11" style:family="text">
      <style:text-properties style:font-name="Courier New" style:font-name-asian="Courier New" style:font-name-complex="Courier New"/>
    </style:style>
    <style:style style:name="T44_12" style:family="text">
      <style:text-properties style:font-name="Courier New" style:font-name-asian="Courier New" style:font-name-complex="Courier New"/>
    </style:style>
    <style:style style:name="T44_13" style:family="text"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</office:automatic-styles>
  <office:body>
    <office:text>
      <text:p text:style-name="P1"><text:span text:style-name="T1_1">To</text:span><text:span text:style-name="T1_2"><text:s/></text:span><text:span text:style-name="T1_3">run</text:span><text:span text:style-name="T1_4"><text:s/></text:span><text:span text:style-name="T1_5">MMBIRFinder</text:span><text:span text:style-name="T1_6">:<text:s/></text:span></text:p>
      <text:p text:style-name="P2"><text:span text:style-name="T2_1">Start</text:span><text:span text:style-name="T2_2"><text:s/></text:span><text:span text:style-name="T2_3">Bash</text:span></text:p>
      <text:p text:style-name="P3"/>
      <text:p text:style-name="P4"><text:span text:style-name="T4_1">$</text:span><text:span text:style-name="T4_2">bash</text:span></text:p>
      <text:p text:style-name="P5"/>
      <text:p text:style-name="P6"><text:span text:style-name="T6_1">Run</text:span><text:span text:style-name="T6_2"><text:s/></text:span><text:span text:style-name="T6_3">MMBIRFinder</text:span><text:span text:style-name="T6_4"><text:s/></text:span><text:span text:style-name="T6_5">with</text:span><text:span text:style-name="T6_6"><text:s/></text:span><text:span text:style-name="T6_7">config</text:span><text:span text:style-name="T6_8">-1.</text:span><text:span text:style-name="T6_9">txt</text:span><text:span text:style-name="T6_10"><text:s/></text:span><text:span text:style-name="T6_11">and</text:span><text:span text:style-name="T6_12"><text:s/></text:span><text:span text:style-name="T6_13">designate</text:span><text:span text:style-name="T6_14"><text:s/></text:span><text:span text:style-name="T6_15">log</text:span><text:span text:style-name="T6_16"><text:s/></text:span><text:span text:style-name="T6_17">file</text:span><text:span text:style-name="T6_18"><text:s/></text:span><text:span text:style-name="T6_19">location</text:span><text:span text:style-name="T6_20"><text:s/>(</text:span><text:span text:style-name="T6_21">Alignments</text:span><text:span text:style-name="T6_22"><text:s/></text:span><text:span text:style-name="T6_23">take</text:span><text:span text:style-name="T6_24"><text:s/></text:span><text:span text:style-name="T6_25">some</text:span><text:span text:style-name="T6_26"><text:s/></text:span><text:span text:style-name="T6_27">time</text:span><text:span text:style-name="T6_28"><text:s/></text:span><text:span text:style-name="T6_29">to</text:span><text:span text:style-name="T6_30"><text:s/></text:span><text:span text:style-name="T6_31">run</text:span><text:span text:style-name="T6_32">,<text:s/></text:span><text:span text:style-name="T6_33">maybe</text:span><text:span text:style-name="T6_34"><text:s/></text:span><text:span text:style-name="T6_35">a</text:span><text:span text:style-name="T6_36"><text:s/></text:span><text:span text:style-name="T6_37">long</text:span><text:span text:style-name="T6_38"><text:s/></text:span><text:span text:style-name="T6_39">time</text:span><text:span text:style-name="T6_40"><text:s/></text:span><text:span text:style-name="T6_41">with</text:span><text:span text:style-name="T6_42"><text:s/></text:span><text:span text:style-name="T6_43">big</text:span><text:span text:style-name="T6_44"><text:s/></text:span><text:span text:style-name="T6_45">reads</text:span><text:span text:style-name="T6_46"><text:s/></text:span><text:span text:style-name="T6_47">files</text:span><text:span text:style-name="T6_48">)</text:span></text:p>
      <text:p text:style-name="P7"/>
      <text:p text:style-name="P8"><text:span text:style-name="T8_1">$</text:span><text:span text:style-name="T8_2">nohup</text:span><text:span text:style-name="T8_3"><text:s/>./</text:span><text:span text:style-name="T8_4">MMBIRFinder</text:span><text:span text:style-name="T8_5"><text:s/></text:span><text:span text:style-name="T8_6">config</text:span><text:span text:style-name="T8_7">-1.</text:span><text:span text:style-name="T8_8">txt</text:span><text:span text:style-name="T8_9"><text:s/>&gt;<text:s/>./</text:span><text:span text:style-name="T8_10">Log</text:span><text:span text:style-name="T8_11">/</text:span><text:span text:style-name="T8_12">run</text:span><text:span text:style-name="T8_13">0222.</text:span><text:span text:style-name="T8_14">log</text:span><text:span text:style-name="T8_15"><text:s/>2&gt;&amp;1</text:span></text:p>
      <text:p text:style-name="P9"/>
      <text:p text:style-name="P10"><text:span text:style-name="T10_1">Create</text:span><text:span text:style-name="T10_2"><text:s/></text:span><text:span text:style-name="T10_3">columns</text:span><text:span text:style-name="T10_4">.</text:span><text:span text:style-name="T10_5">txt</text:span><text:span text:style-name="T10_6"><text:s/></text:span><text:span text:style-name="T10_7">to</text:span><text:span text:style-name="T10_8"><text:s/></text:span><text:span text:style-name="T10_9">be</text:span><text:span text:style-name="T10_10"><text:s/></text:span><text:span text:style-name="T10_11">loaded</text:span><text:span text:style-name="T10_12"><text:s/></text:span><text:span text:style-name="T10_13">into</text:span><text:span text:style-name="T10_14"><text:s/></text:span><text:span text:style-name="T10_15">database</text:span></text:p>
      <text:p text:style-name="P11"/>
      <text:p text:style-name="P12"><text:span text:style-name="T12_1">$./</text:span><text:span text:style-name="T12_2">create</text:span><text:span text:style-name="T12_3">_</text:span><text:span text:style-name="T12_4">columns</text:span><text:span text:style-name="T12_5">.</text:span><text:span text:style-name="T12_6">sh</text:span></text:p>
      <text:p text:style-name="P13"/>
      <text:p text:style-name="P14"><text:span text:style-name="T14_1">Load</text:span><text:span text:style-name="T14_2"><text:s/></text:span><text:span text:style-name="T14_3">DB</text:span></text:p>
      <text:p text:style-name="P15"/>
      <text:p text:style-name="P16"><text:span text:style-name="T16_1">$</text:span><text:span text:style-name="T16_2">mysql</text:span><text:span text:style-name="T16_3"><text:s/>-</text:span><text:span text:style-name="T16_4">pcilnoothbec</text:span><text:span text:style-name="T16_5">5<text:s/></text:span><text:span text:style-name="T16_6">mmbirfinder</text:span></text:p>
      <text:p text:style-name="P17"/>
      <text:p text:style-name="P18"><text:span text:style-name="T18_1">Clean</text:span><text:span text:style-name="T18_2"><text:s/></text:span><text:span text:style-name="T18_3">after</text:span><text:span text:style-name="T18_4"><text:s/></text:span><text:span text:style-name="T18_5">previous</text:span><text:span text:style-name="T18_6"><text:s/></text:span><text:span text:style-name="T18_7">run</text:span></text:p>
      <text:p text:style-name="P19"/>
      <text:p text:style-name="P20"><text:span text:style-name="T20_1">MariaDB</text:span><text:span text:style-name="T20_2">[(</text:span><text:span text:style-name="T20_3">mmbirfinder</text:span><text:span text:style-name="T20_4">)]&gt;<text:s/></text:span><text:span text:style-name="T20_5">delete</text:span><text:span text:style-name="T20_6"><text:s/></text:span><text:span text:style-name="T20_7">from</text:span><text:span text:style-name="T20_8"><text:s/></text:span><text:span text:style-name="T20_9">mmbirfinder</text:span><text:span text:style-name="T20_10">.</text:span><text:span text:style-name="T20_11">unaligned</text:span><text:span text:style-name="T20_12">;</text:span></text:p>
      <text:p text:style-name="P21"/>
      <text:p text:style-name="P22"><text:span text:style-name="T22_1">MariaDB</text:span><text:span text:style-name="T22_2">[(</text:span><text:span text:style-name="T22_3">mmbirfinder</text:span><text:span text:style-name="T22_4">)]&gt;<text:s/></text:span><text:span text:style-name="T22_5">LOAD</text:span><text:span text:style-name="T22_6"><text:s/></text:span><text:span text:style-name="T22_7">DATA</text:span><text:span text:style-name="T22_8"><text:s/></text:span><text:span text:style-name="T22_9">LOCAL</text:span><text:span text:style-name="T22_10"><text:s/></text:span><text:span text:style-name="T22_11">INFILE</text:span><text:span text:style-name="T22_12"><text:s/>‘</text:span><text:span text:style-name="T22_13">columns</text:span><text:span text:style-name="T22_14">.</text:span><text:span text:style-name="T22_15">txt</text:span><text:span text:style-name="T22_16">’<text:s/></text:span><text:span text:style-name="T22_17">into</text:span><text:span text:style-name="T22_18"><text:s/></text:span><text:span text:style-name="T22_19">table</text:span><text:span text:style-name="T22_20"><text:s/></text:span><text:span text:style-name="T22_21">mmbirfinder</text:span><text:span text:style-name="T22_22">.</text:span><text:span text:style-name="T22_23">unaligned</text:span><text:span text:style-name="T22_24">;</text:span></text:p>
      <text:p text:style-name="P23"/>
      <text:p text:style-name="P24"><text:span text:style-name="T24_1">MariaDB</text:span><text:span text:style-name="T24_2">[(</text:span><text:span text:style-name="T24_3">mmbirfinder</text:span><text:span text:style-name="T24_4">)]&gt;<text:s/></text:span><text:span text:style-name="T24_5">exit</text:span></text:p>
      <text:p text:style-name="P25"/>
      <text:p text:style-name="P26"><text:span text:style-name="T26_1">Index</text:span><text:span text:style-name="T26_2"><text:s/></text:span><text:span text:style-name="T26_3">the</text:span><text:span text:style-name="T26_4"><text:s/></text:span><text:span text:style-name="T26_5">database</text:span></text:p>
      <text:p text:style-name="P27"/>
      <text:p text:style-name="P28"><text:span text:style-name="T28_1">$</text:span><text:span text:style-name="T28_2">sudo</text:span><text:span text:style-name="T28_3"><text:s/>-</text:span><text:span text:style-name="T28_4">u</text:span><text:span text:style-name="T28_5"><text:s/></text:span><text:span text:style-name="T28_6">mysql</text:span><text:span text:style-name="T28_7"><text:s/>/</text:span><text:span text:style-name="T28_8">bin</text:span><text:span text:style-name="T28_9">/</text:span><text:span text:style-name="T28_10">myisamchk</text:span><text:span text:style-name="T28_11"><text:s/>-</text:span><text:span text:style-name="T28_12">o</text:span><text:span text:style-name="T28_13"><text:s/>/</text:span><text:span text:style-name="T28_14">var</text:span><text:span text:style-name="T28_15">/</text:span><text:span text:style-name="T28_16">lib</text:span><text:span text:style-name="T28_17">/</text:span><text:span text:style-name="T28_18">mysql</text:span><text:span text:style-name="T28_19">/</text:span><text:span text:style-name="T28_20">mmbirfinder</text:span><text:span text:style-name="T28_21">/</text:span><text:span text:style-name="T28_22">unaligned</text:span><text:span text:style-name="T28_23">.</text:span><text:span text:style-name="T28_24">MYI</text:span><text:span text:style-name="T28_25"><text:s/>--</text:span><text:span text:style-name="T28_26">key</text:span><text:span text:style-name="T28_27">_</text:span><text:span text:style-name="T28_28">buffer</text:span><text:span text:style-name="T28_29">_</text:span><text:span text:style-name="T28_30">size</text:span><text:span text:style-name="T28_31">=2</text:span><text:span text:style-name="T28_32">G</text:span></text:p>
      <text:p text:style-name="P29"/>
      <text:p text:style-name="P30"><text:span text:style-name="T30_1">$</text:span><text:span text:style-name="T30_2">cd</text:span><text:span text:style-name="T30_3"><text:s/></text:span><text:span text:style-name="T30_4">trial</text:span><text:span text:style-name="T30_5">2</text:span></text:p>
      <text:p text:style-name="P31"/>
      <text:p text:style-name="P32"><text:span text:style-name="T32_1">$</text:span><text:span text:style-name="T32_2">perl</text:span><text:span text:style-name="T32_3"><text:s/>../</text:span><text:span text:style-name="T32_4">db</text:span><text:span text:style-name="T32_5">_</text:span><text:span text:style-name="T32_6">fixed</text:span><text:span text:style-name="T32_7">.</text:span><text:span text:style-name="T32_8">pl</text:span></text:p>
      <text:p text:style-name="P33"/>
      <text:p text:style-name="P34"><text:span text:style-name="T34_1">If</text:span><text:span text:style-name="T34_2"><text:s/></text:span><text:span text:style-name="T34_3">error</text:span><text:span text:style-name="T34_4">,<text:s/></text:span><text:span text:style-name="T34_5">try</text:span><text:span text:style-name="T34_6">:</text:span></text:p>
      <text:p text:style-name="P35"><text:span text:style-name="T35_1"><text:tab/></text:span><text:span text:style-name="T35_2">MariaDB</text:span><text:span text:style-name="T35_3">[(</text:span><text:span text:style-name="T35_4">mmbirfinder</text:span><text:span text:style-name="T35_5">)]&gt;<text:s/></text:span><text:span text:style-name="T35_6">repair</text:span><text:span text:style-name="T35_7"><text:s/></text:span><text:span text:style-name="T35_8">table</text:span><text:span text:style-name="T35_9"><text:s/></text:span><text:span text:style-name="T35_10">mmbirfinder</text:span><text:span text:style-name="T35_11">.</text:span><text:span text:style-name="T35_12">unaligned</text:span></text:p>
      <text:p text:style-name="P36"><text:span text:style-name="T36_1"><text:tab/></text:span><text:span text:style-name="T36_2">Then</text:span><text:span text:style-name="T36_3"><text:s/></text:span><text:span text:style-name="T36_4">index</text:span><text:span text:style-name="T36_5"><text:s/></text:span><text:span text:style-name="T36_6">again</text:span><text:span text:style-name="T36_7">.<text:s/></text:span></text:p>
      <text:p text:style-name="P37"/>
      <text:p text:style-name="P38"><text:span text:style-name="T38_1">$</text:span><text:span text:style-name="T38_2">cd</text:span><text:span text:style-name="T38_3"><text:s/>..</text:span></text:p>
      <text:p text:style-name="P39"/>
      <text:p text:style-name="P40"><text:span text:style-name="T40_1">Create</text:span><text:span text:style-name="T40_2"><text:s/></text:span><text:span text:style-name="T40_3">link</text:span><text:span text:style-name="T40_4"><text:s/></text:span><text:span text:style-name="T40_5">to</text:span><text:span text:style-name="T40_6"><text:s/></text:span><text:span text:style-name="T40_7">file</text:span></text:p>
      <text:p text:style-name="P41"/>
      <text:p text:style-name="P42"><text:span text:style-name="T42_1">$</text:span><text:span text:style-name="T42_2">ln</text:span><text:span text:style-name="T42_3"><text:s/>-</text:span><text:span text:style-name="T42_4">s</text:span><text:span text:style-name="T42_5"><text:s/></text:span><text:span text:style-name="T42_6">trial</text:span><text:span text:style-name="T42_7">2/</text:span><text:span text:style-name="T42_8">mysql</text:span><text:span text:style-name="T42_9">_</text:span><text:span text:style-name="T42_10">results</text:span><text:span text:style-name="T42_11">.</text:span><text:span text:style-name="T42_12">txt</text:span><text:span text:style-name="T42_13"><text:s/>.</text:span></text:p>
      <text:p text:style-name="P43"/>
      <text:p text:style-name="P44"><text:span text:style-name="T44_1">$./</text:span><text:span text:style-name="T44_2">MMBIRFinder</text:span><text:span text:style-name="T44_3"><text:s/></text:span><text:span text:style-name="T44_4">config</text:span><text:span text:style-name="T44_5">-2.</text:span><text:span text:style-name="T44_6">txt</text:span><text:span text:style-name="T44_7"><text:s/>&gt;<text:s/>./</text:span><text:span text:style-name="T44_8">Log</text:span><text:span text:style-name="T44_9">/</text:span><text:span text:style-name="T44_10">run</text:span><text:span text:style-name="T44_11">0222_1.</text:span><text:span text:style-name="T44_12">log</text:span><text:span text:style-name="T44_13"><text:s/>2&gt;&amp;1</text:span></text:p>
      <text:p text:style-name="P45"/>
      <text:p text:style-name="P46"><text:span text:style-name="T46_1">Notes</text:span><text:span text:style-name="T46_2">:<text:s/></text:span></text:p>
      <text:p text:style-name="P47"><text:span text:style-name="T47_1">These</text:span><text:span text:style-name="T47_2"><text:s/></text:span><text:span text:style-name="T47_3">instructions</text:span><text:span text:style-name="T47_4"><text:s/></text:span><text:span text:style-name="T47_5">are</text:span><text:span text:style-name="T47_6"><text:s/></text:span><text:span text:style-name="T47_7">for</text:span><text:span text:style-name="T47_8"><text:s/></text:span><text:span text:style-name="T47_9">use</text:span><text:span text:style-name="T47_10"><text:s/></text:span><text:span text:style-name="T47_11">of</text:span><text:span text:style-name="T47_12"><text:s/></text:span><text:span text:style-name="T47_13">the</text:span><text:span text:style-name="T47_14"><text:s/></text:span><text:span text:style-name="T47_15">MMBIRFinder</text:span><text:span text:style-name="T47_16"><text:s/></text:span><text:span text:style-name="T47_17">on</text:span><text:span text:style-name="T47_18"><text:s/></text:span><text:span text:style-name="T47_19">user</text:span><text:span text:style-name="T47_20"><text:s/></text:span><text:span text:style-name="T47_21">bosia</text:span><text:span text:style-name="T47_22">.<text:s/></text:span><text:span text:style-name="T47_23">Some</text:span><text:span text:style-name="T47_24"><text:s/></text:span><text:span text:style-name="T47_25">changes</text:span><text:span text:style-name="T47_26"><text:s/></text:span><text:span text:style-name="T47_27">will</text:span><text:span text:style-name="T47_28"><text:s/></text:span><text:span text:style-name="T47_29">have</text:span><text:span text:style-name="T47_30"><text:s/></text:span><text:span text:style-name="T47_31">to</text:span><text:span text:style-name="T47_32"><text:s/></text:span><text:span text:style-name="T47_33">be</text:span><text:span text:style-name="T47_34"><text:s/></text:span><text:span text:style-name="T47_35">made</text:span><text:span text:style-name="T47_36"><text:s/></text:span><text:span text:style-name="T47_37">to</text:span><text:span text:style-name="T47_38"><text:s/></text:span><text:span text:style-name="T47_39">run</text:span><text:span text:style-name="T47_40"><text:s/></text:span><text:span text:style-name="T47_41">MMBIRFinder</text:span><text:span text:style-name="T47_42"><text:s/></text:span><text:span text:style-name="T47_43">on</text:span><text:span text:style-name="T47_44"><text:s/></text:span><text:span text:style-name="T47_45">another</text:span><text:span text:style-name="T47_46"><text:s/></text:span><text:span text:style-name="T47_47">user</text:span><text:span text:style-name="T47_48">’</text:span><text:span text:style-name="T47_49">s</text:span><text:span text:style-name="T47_50"><text:s/></text:span><text:span text:style-name="T47_51">space</text:span><text:span text:style-name="T47_52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